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5.9429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5.481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5.7398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5.428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5.2673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5.1709in"/>
    </style:style>
    <style:style style:name="co21" style:family="table-column">
      <style:table-column-properties fo:break-before="auto" style:column-width="1.5898in"/>
    </style:style>
    <style:style style:name="co22" style:family="table-column">
      <style:table-column-properties fo:break-before="auto" style:column-width="5.0528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4.1953in"/>
    </style:style>
    <style:style style:name="co25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2" table:number-rows-repeated="10483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9" table:default-cell-style-name="ce2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nnervat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 2 Mana Crystals this turn on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onfir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hero +2 Attack this turn and 2 Armo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aturaliz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minion. Your opponent draws 2 card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ger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damage equal to your hero's Attack to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odized Robo Cub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. Choose One – +1 Attack; or +1 H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rk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Taunt and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Give your minions +1/+1; or Summon a 3/2 Pan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in an empty Mana Crysta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Deal 3 damage to a minion; or 1 damage and draw a car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rove Te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Give each player a Mana Crystal; or Each player draws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aling Touc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tore 8 health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rk of Natur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oose One – Give a minion +4 Attack; or +4 Health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vage Roa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your characters +2 Attack this tur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hero +4 Attack this turn and 4 Armo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eeper of the Grov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Deal 2 damage; or 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ison Seed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ll minions and summon 2/2 Treants to replace the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l of the Fores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minions “Deathrattle: Summon a 2/2 Treant.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 to an enemy and 1 damage to all other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Cla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ose One – Charge; or +2 Health and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Fa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If you have a Beast, transform this minion into a 7/7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Deal 5 damage to a minion; or 2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ark Wispers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oose One – Summon 5 Wisps; or Give a minion +5/+5 and Taun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ummon three 2/2 Treants with Charge that die at the end of the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ech-Bear-Cat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this minion takes damage, add a Spare Part card to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huffle an enemy minion into your opponent's de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5 damage. Draw a car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Ancient of Lo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Draw 2 cards; or Restore 5 Health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cient of W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+5 Attack; or +5 Health and 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orne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huffle this minion into your de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bark Protector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enariu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 – Give your other minions +2/+2; or Summon two 2/2 Treants with Taun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ree of Life</text:p>
          </table:table-cell>
          <table:table-cell office:value-type="string" calcext:value-type="string">
            <text:p>SPEL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estore all characters to full Health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unter" table:style-name="ta1">
        <table:table-column table:style-name="co9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7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4-Legendary</text:p>
          </table:table-cell>
          <table:table-cell table:style-name="ce4" office:value-type="string" calcext:value-type="string">
            <text:p>Gahz'rilla</text:p>
          </table:table-cell>
          <table:table-cell table:style-name="ce4" office:value-type="string" calcext:value-type="string">
            <text:p>Beas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9" table:default-cell-style-name="ce2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aladin" table:style-name="ta1">
        <table:table-column table:style-name="co9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essing of Migh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3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essing of Wisdo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 minion. Whenever it attacks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and of Protec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ight's Justi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oble Sacrifi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Protecto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friendly minion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the Health of ALL minions to 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6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eal of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hielded Mini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ldor Peacekeep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Change an enemy minion's Attack to 1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oghammer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ivine Favo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ster for Battl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arlet Purif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word of Justic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summon a minion, give it +1/+1 and this loses 1 Durabilit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essing of King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a minion +4/+4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nsecrat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 damage to all enem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ammer of Wrat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uesilver Champion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essed Champion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ouble a minion's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olvar Fordrag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balt Guardian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ech, gain Divine Shiel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Holy Wrat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Quartermas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your Silver Hand Recruits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Avenging Wrat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8 damage randomly split among enemy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ardian of King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Restore 6 Health to your hero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Lay on Hands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tore 8 Health. Draw 3 card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rion Ford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0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Gain control of an enemy minion with 3 or less Attack until end of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9" table:default-cell-style-name="ce2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2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ackstab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2 damage to an undamaged mini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 next spell you cast this turn costs (3) l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adowstep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drenaline Rus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Cold Bloo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Attack. Combo: +4 Attack instea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minions Stealth until your next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eadly Pois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weapon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nister Strik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to the enemy hero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ade Flur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fias Ringl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bo: Summon a 2/1 Defias Bandi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viscer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. Combo: Deal 4 damage instea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oblin Auto-Barber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One-eyed Cheat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atient Assass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alth. Destroy any minion damaged by this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turn an enemy minion to your opponent's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ogmaster's Wrench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dwin VanClee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bo: Gain +2/+2 for each card played earlier this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an of Knive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ll enemy minions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Headcra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ron Sensei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Perdition's Blad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 Combo: Deal 2 instea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I:7 Agen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mbo: 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ub'ar Ambu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ster of Disguis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inker's Sharpsword Oi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ssassin's Blade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n enemy minio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Ogre Ninj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Kidnapp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rade Prince Gallywi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turn all minions to their owner's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9" table:default-cell-style-name="ce2"/>
        <table:table-column table:style-name="co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4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cestral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a minion to full Health and give it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otemic Migh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ive your Totem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st Dev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fury. Overload: (2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nce a minion then deal 1 damage to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orked Lightn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. Overload: (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n enemy character and Freeze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ockbiter Weap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character +3 Attack this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ncestral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tality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ackl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-6 damage. Overload: (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incarn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rmforged Ax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oad: 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hirling Zap-o-matic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tongue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have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ndfu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Windfur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r Sigh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a card. That card costs (3) les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eral Spiri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ava Burs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5 damage. Overload: (2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-3 damage to all enemy minions. Overload: (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na Tide Totem</text:p>
          </table:table-cell>
          <table:table-cell office:value-type="string" calcext:value-type="string">
            <text:p>Tote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Powerma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Unbound Element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you play a card with Overload, gai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cestor's C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iltfin Spiritwalker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unemaul Sha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, Overload: (1). 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ndspeak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hammer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fury, Overload: (2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arth Elemen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, Overload: (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lus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ive your minions +3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 Elementa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al 3 damage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eptulo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Al'Akir the Windlor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ealing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ing Totem</text:p>
          </table:table-cell>
          <table:table-cell office:value-type="string" calcext:value-type="string">
            <text:p>Totem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neclaw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rath of Air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9" table:default-cell-style-name="ce2"/>
        <table:table-column table:style-name="co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7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0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0000-00-00T00:00:01.05607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0T16:46:32.023889616</dc:date>
    <meta:editing-duration>P5DT11M55S</meta:editing-duration>
    <meta:editing-cycles>13</meta:editing-cycles>
    <meta:generator>LibreOffice/4.1.3.2$Linux_x86 LibreOffice_project/410m0$Build-2</meta:generator>
    <dc:creator>josh </dc:creator>
    <meta:document-statistic meta:table-count="11" meta:cell-count="3706" meta:object-count="0"/>
  </office:meta>
</office:document-meta>
</file>